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334d5c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color="#df5a49" draw:fill="solid" draw:fill-color="#df5a49" draw:textarea-horizontal-align="justify" draw:textarea-vertical-align="middle" draw:auto-grow-height="false"/>
    </style:style>
    <style:style style:name="gr3" style:family="graphic" style:parent-style-name="standard">
      <style:graphic-properties svg:stroke-color="#aea79f" draw:fill="solid" draw:fill-color="#aea79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9.1cm" svg:height="9.1cm" svg:x="1.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2.1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2cm" svg:x="5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2cm" svg:x="2.1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2cm" svg:x="5.1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2.1cm" svg:y="8.1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draw:layer="layout" svg:width="2cm" svg:height="2cm" svg:x="5.1cm" svg:y="8.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2cm" svg:height="2cm" svg:x="8.1cm" svg:y="8.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cm" svg:height="2cm" svg:x="8.1cm" svg:y="5.1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3" draw:text-style-name="P1" draw:layer="layout" svg:width="2cm" svg:height="2cm" svg:x="8.1cm" svg:y="2.1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2T16:38:07.892887613</meta:creation-date>
    <dc:date>2014-12-02T16:53:33.558949972</dc:date>
    <meta:editing-duration>P0D</meta:editing-duration>
    <meta:editing-cycles>1</meta:editing-cycles>
    <meta:document-statistic meta:object-count="10"/>
    <meta:generator>LibreOffice/4.2.7.2$Linux_X86_64 LibreOffice_project/420m0$Build-2</meta:generator>
  </office:meta>
</office:document-meta>
</file>